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1">
      <style:text-properties fo:font-size="16pt" officeooo:rsid="001c4405" officeooo:paragraph-rsid="00659f3e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5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9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5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8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5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9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0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1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3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4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5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6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7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8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99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0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1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02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103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104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2efae"/>
    </style:style>
    <style:style style:name="T35" style:family="text">
      <style:text-properties officeooo:rsid="0066f3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4061245497353027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27845264641074372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21206278270984" text:continue-list="list484061245497353027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70246600470311000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21206754226995" text:continue-list="list12120627827098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802698769561834594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36205201152386380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21205894470691" text:continue-list="list5802698769561834594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44845644532665365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21205854490258" text:continue-list="list121205894470691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339936247475140654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94014721882885045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21206188975612" text:continue-list="list8339936247475140654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565859824347332550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21205279710721" text:continue-list="list121206188975612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5214723372893334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61573177147519115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21206529606268" text:continue-list="list45214723372893334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73648946548870151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21205437284065" text:continue-list="list121206529606268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4549456010641769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1152130923811417618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21206107527004" text:continue-list="list184549456010641769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541887878589862704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6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21205422273715" text:continue-list="list121206107527004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18256547989325370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123879488834478418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21206706257751" text:continue-list="list118256547989325370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27655544547861098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7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21204998508967" text:continue-list="list121206706257751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38746536042745875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2254912092426946037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21205841959415" text:continue-list="list138746536042745875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41411167838816427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8">The world on horseback: creuar muntanyes pel nord-&gt; txt quote genghis khan</text:p>
            </text:list-item>
          </text:list>
        </text:list-item>
      </text:list>
      <text:list xml:id="list121206377433337" text:continue-list="list121205841959415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876309052727309245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2270876642981984154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21205376225095" text:continue-list="list4876309052727309245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7826780477646331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9">Ice and fire: 10 eps → img igloo</text:p>
            </text:list-item>
          </text:list>
        </text:list-item>
      </text:list>
      <text:list xml:id="list121206446765091" text:continue-list="list121205376225095" text:style-name="L22">
        <text:list-header>
          <text:p text:style-name="P36"/>
        </text:list-header>
        <text:list-item>
          <text:p text:style-name="P36">Story:</text:p>
        </text:list-item>
      </text:list>
      <text:list xml:id="list4714171633758107417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54239951091206130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3250420735446583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21206926475417" text:continue-list="list754239951091206130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5895157196931784251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21206214727982" text:continue-list="list121206926475417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685787972259901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21206368093052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0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750689381234697688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21205594398586" text:continue-list="list121206368093052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632316503324953109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21206222000201" text:continue-list="list121205594398586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2095468342525934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88202657204388145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21205988430018" text:continue-list="list592095468342525934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02753401473390738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21205180732090" text:continue-list="list121205988430018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65859168955542440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1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2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993853498657972459" text:style-name="L36">
        <text:list-item>
          <text:list>
            <text:list-item>
              <text:p text:style-name="P53">Resources </text:p>
            </text:list-item>
            <text:list-item>
              <text:p text:style-name="P93">Dispersal</text:p>
            </text:list-item>
          </text:list>
        </text:list-item>
      </text:list>
      <text:list xml:id="list121206719303254" text:continue-list="list665859168955542440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4523635765130300539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04"><text:span text:style-name="T19">Perfection 12</text:span> : Perfect →<text:span text:style-name="T23"> txt sky burials</text:span></text:p>
            </text:list-item>
            <text:list-item>
              <text:p text:style-name="P94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21206622585730" text:continue-list="list121206719303254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822016179312315861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9082830808426158803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21205324058137" text:continue-list="list4822016179312315861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9042708925117967349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21206530494740" text:continue-list="list121205324058137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4813826906146175436" text:style-name="L41">
        <text:list-item>
          <text:p text:style-name="P59"><text:span text:style-name="T35">Aconseguir un recurs tot i tenir exploitation per influència o ara bé per aniquilació dels competidors.</text:span></text:p>
          <text:p text:style-name="P59"/>
        </text:list-item>
        <text:list-item>
          <text:p text:style-name="P59">Atributs:</text:p>
          <text:list>
            <text:list-item>
              <text:p text:style-name="P103">Mobility</text:p>
            </text:list-item>
            <text:list-item>
              <text:p text:style-name="P59">Warfare</text:p>
            </text:list-item>
            <text:list-item>
              <text:p text:style-name="P102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60">Resistance <text:span text:style-name="T30">(àrea)</text:span></text:p>
            </text:list-item>
            <text:list-item>
              <text:p text:style-name="P102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341098704359743528" text:style-name="L42">
        <text:list-item>
          <text:list>
            <text:list-item>
              <text:p text:style-name="P62">Resources</text:p>
            </text:list-item>
            <text:list-item>
              <text:p text:style-name="P61">Dispersal</text:p>
            </text:list-item>
          </text:list>
        </text:list-item>
      </text:list>
      <text:list xml:id="list121206452355303" text:continue-list="list4813826906146175436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830125306407554138" text:style-name="L43">
        <text:list-item>
          <text:list>
            <text:list-item>
              <text:p text:style-name="P63">?? : Success -&gt; Dibuix</text:p>
            </text:list-item>
            <text:list-item>
              <text:p text:style-name="P64"><text:span text:style-name="T19">Perfection 14</text:span> : Perfect -&gt; ??</text:p>
            </text:list-item>
            <text:list-item>
              <text:p text:style-name="P63">??</text:p>
            </text:list-item>
          </text:list>
        </text:list-item>
      </text:list>
      <text:list xml:id="list121206061040760" text:continue-list="list121206452355303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8449393736254289934" text:style-name="L44">
        <text:list-item>
          <text:p text:style-name="P65">Agafar fusta i canviar-lo per metalls a on hi ha una altra població mitjançant trade, influence o warfare</text:p>
          <text:p text:style-name="P65"/>
        </text:list-item>
        <text:list-item>
          <text:p text:style-name="P65">Atributs: </text:p>
          <text:list>
            <text:list-item>
              <text:p text:style-name="P65">Trade</text:p>
            </text:list-item>
            <text:list-item>
              <text:p text:style-name="P65">Influence</text:p>
            </text:list-item>
            <text:list-item>
              <text:p text:style-name="P65">Mobility 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Reproduction <text:span text:style-name="T30">(global)</text:span></text:p>
            </text:list-item>
            <text:list-item>
              <text:p text:style-name="P65">Warfare <text:span text:style-name="T30">(global)</text:span></text:p>
            </text:list-item>
          </text:list>
          <text:p text:style-name="P65"/>
        </text:list-item>
        <text:list-item>
          <text:p text:style-name="P65">Goals:</text:p>
        </text:list-item>
      </text:list>
      <text:list xml:id="list6587373920278711819" text:style-name="L45">
        <text:list-item>
          <text:list>
            <text:list-item>
              <text:p text:style-name="P66">Resources </text:p>
            </text:list-item>
            <text:list-item>
              <text:p text:style-name="P66">Resources</text:p>
            </text:list-item>
            <text:list-item>
              <text:p text:style-name="P66">Population</text:p>
            </text:list-item>
          </text:list>
        </text:list-item>
      </text:list>
      <text:list xml:id="list121205055605778" text:continue-list="list8449393736254289934" text:style-name="L44">
        <text:list-header>
          <text:p text:style-name="P65"/>
        </text:list-header>
        <text:list-item>
          <text:p text:style-name="P65">Achievements:</text:p>
        </text:list-item>
      </text:list>
      <text:list xml:id="list8193462904159158683" text:style-name="L46">
        <text:list-item>
          <text:list>
            <text:list-item>
              <text:p text:style-name="P67">?? : Success -&gt; Dibuix</text:p>
            </text:list-item>
            <text:list-item>
              <text:p text:style-name="P68"><text:span text:style-name="T19">Perfection 15</text:span> : Perfect -&gt; ??</text:p>
            </text:list-item>
            <text:list-item>
              <text:p text:style-name="P67">??</text:p>
            </text:list-item>
          </text:list>
        </text:list-item>
      </text:list>
      <text:list xml:id="list121206079359489" text:continue-list="list121205055605778" text:style-name="L44">
        <text:list-header>
          <text:p text:style-name="P65"/>
        </text:list-header>
        <text:list-item>
          <text:p text:style-name="P65">Story:</text:p>
          <text:list>
            <text:list-item>
              <text:p text:style-name="P65">Dibu: Escena d'agricultura</text:p>
            </text:list-item>
            <text:list-item>
              <text:p text:style-name="P65">Contingut: </text:p>
            </text:list-item>
            <text:list-item>
              <text:p text:style-name="P65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705575368925639113" text:style-name="L47">
        <text:list-item>
          <text:p text:style-name="P69">Transformar una zona àrida en una de ben cultivada</text:p>
          <text:p text:style-name="P69"/>
        </text:list-item>
        <text:list-item>
          <text:p text:style-name="P69">Atributs:</text:p>
          <text:list>
            <text:list-item>
              <text:p text:style-name="P69">Terraforming</text:p>
            </text:list-item>
            <text:list-item>
              <text:p text:style-name="P69">Technology</text:p>
            </text:list-item>
            <text:list-item>
              <text:p text:style-name="P69">Mobility</text:p>
            </text:list-item>
          </text:list>
          <text:p text:style-name="P69"/>
        </text:list-item>
        <text:list-item>
          <text:p text:style-name="P69">Poders:</text:p>
          <text:list>
            <text:list-item>
              <text:p text:style-name="P69">Reproduction <text:span text:style-name="T30">(global)</text:span></text:p>
            </text:list-item>
            <text:list-item>
              <text:p text:style-name="P69">Resistance <text:span text:style-name="T30">(àrea)</text:span></text:p>
            </text:list-item>
          </text:list>
          <text:p text:style-name="P69"/>
        </text:list-item>
        <text:list-item>
          <text:p text:style-name="P69">Goals:</text:p>
        </text:list-item>
      </text:list>
      <text:list xml:id="list4129315908544733680" text:style-name="L48">
        <text:list-item>
          <text:list>
            <text:list-item>
              <text:p text:style-name="P70">Dispersal</text:p>
            </text:list-item>
            <text:list-item>
              <text:p text:style-name="P70">Population</text:p>
            </text:list-item>
          </text:list>
        </text:list-item>
      </text:list>
      <text:list xml:id="list121206065644865" text:continue-list="list3705575368925639113" text:style-name="L47">
        <text:list-header>
          <text:p text:style-name="P69"/>
        </text:list-header>
        <text:list-item>
          <text:p text:style-name="P69">Achievements:</text:p>
        </text:list-item>
      </text:list>
      <text:list xml:id="list6626148523064154192" text:style-name="L49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6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21205749842222" text:continue-list="list121206065644865" text:style-name="L47">
        <text:list-header>
          <text:p text:style-name="P69"/>
        </text:list-header>
        <text:list-item>
          <text:p text:style-name="P69">Story:</text:p>
          <text:list>
            <text:list-item>
              <text:p text:style-name="P69">Dibu: Escena de pesca</text:p>
            </text:list-item>
            <text:list-item>
              <text:p text:style-name="P69">Contingut: </text:p>
            </text:list-item>
            <text:list-item>
              <text:p text:style-name="P69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99233310203194571" text:style-name="L50">
        <text:list-item>
          <text:p text:style-name="P73">Expandir una població mitjançant terraforming mentre es recolecta un recurs (cal evitar sobreexplotació)</text:p>
          <text:p text:style-name="P73"/>
        </text:list-item>
        <text:list-item>
          <text:p text:style-name="P73">Atributs:</text:p>
          <text:list>
            <text:list-item>
              <text:p text:style-name="P73">Terraform</text:p>
            </text:list-item>
            <text:list-item>
              <text:p text:style-name="P73">Exploitation</text:p>
            </text:list-item>
            <text:list-item>
              <text:p text:style-name="P73">Reproduction</text:p>
            </text:list-item>
          </text:list>
          <text:p text:style-name="P73"/>
        </text:list-item>
        <text:list-item>
          <text:p text:style-name="P73">Poders:</text:p>
          <text:list>
            <text:list-item>
              <text:p text:style-name="P73">Resistance <text:span text:style-name="T30">(àrea)</text:span></text:p>
            </text:list-item>
            <text:list-item>
              <text:p text:style-name="P73">Reproduction <text:span text:style-name="T30">(global)</text:span></text:p>
            </text:list-item>
          </text:list>
          <text:p text:style-name="P73"/>
        </text:list-item>
        <text:list-item>
          <text:p text:style-name="P73">Goals:</text:p>
        </text:list-item>
      </text:list>
      <text:list xml:id="list4895876404300595298" text:style-name="L51">
        <text:list-item>
          <text:list>
            <text:list-item>
              <text:p text:style-name="P75">Population</text:p>
            </text:list-item>
            <text:list-item>
              <text:p text:style-name="P75">Dispersal</text:p>
            </text:list-item>
            <text:list-item>
              <text:p text:style-name="P75">Resources</text:p>
            </text:list-item>
          </text:list>
        </text:list-item>
      </text:list>
      <text:list xml:id="list121205042678233" text:continue-list="list499233310203194571" text:style-name="L50">
        <text:list-header>
          <text:p text:style-name="P73"/>
        </text:list-header>
        <text:list-item>
          <text:p text:style-name="P73">Achievements:</text:p>
        </text:list-item>
      </text:list>
      <text:list xml:id="list7432912738301645007" text:style-name="L52">
        <text:list-item>
          <text:list>
            <text:list-item>
              <text:p text:style-name="P76">?? : Success -&gt; Dibuix</text:p>
            </text:list-item>
            <text:list-item>
              <text:p text:style-name="P77"><text:span text:style-name="T19">Perfection 17</text:span> : Perfect-<text:span text:style-name="T20">&gt; img miners de sulfur a java</text:span></text:p>
            </text:list-item>
            <text:list-item>
              <text:p text:style-name="P77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21205747170946" text:continue-list="list121205042678233" text:style-name="L50">
        <text:list-header>
          <text:p text:style-name="P73"/>
        </text:list-header>
        <text:list-item>
          <text:p text:style-name="P73">Story:</text:p>
          <text:list>
            <text:list-item>
              <text:p text:style-name="P74">Dibu: Ciutat al fons, i nau a la dreta</text:p>
            </text:list-item>
            <text:list-item>
              <text:p text:style-name="P73">Contingut: </text:p>
            </text:list-item>
            <text:list-item>
              <text:p text:style-name="P73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1681984883410782027" text:style-name="L53">
        <text:list-item>
          <text:p text:style-name="P78">Expandir una població mitjançant terraforming mentre es competeix per un recurs amb una altra cultura</text:p>
          <text:p text:style-name="P78"/>
        </text:list-item>
        <text:list-item>
          <text:p text:style-name="P78">Atributs:</text:p>
          <text:list>
            <text:list-item>
              <text:p text:style-name="P78">Terraform</text:p>
            </text:list-item>
            <text:list-item>
              <text:p text:style-name="P78">Exploitation</text:p>
            </text:list-item>
            <text:list-item>
              <text:p text:style-name="P78">Trade</text:p>
            </text:list-item>
          </text:list>
          <text:p text:style-name="P78"/>
        </text:list-item>
        <text:list-item>
          <text:p text:style-name="P78">Poders:</text:p>
          <text:list>
            <text:list-item>
              <text:p text:style-name="P78">Warfare <text:span text:style-name="T30">(global)</text:span></text:p>
            </text:list-item>
            <text:list-item>
              <text:p text:style-name="P78">Influence <text:span text:style-name="T30">(global)</text:span></text:p>
            </text:list-item>
          </text:list>
          <text:p text:style-name="P78"/>
        </text:list-item>
        <text:list-item>
          <text:p text:style-name="P78">Goals:</text:p>
        </text:list-item>
      </text:list>
      <text:list xml:id="list5427255141527747606" text:style-name="L54">
        <text:list-item>
          <text:list>
            <text:list-item>
              <text:p text:style-name="P79">Population</text:p>
            </text:list-item>
            <text:list-item>
              <text:p text:style-name="P79">Resources</text:p>
            </text:list-item>
            <text:list-item>
              <text:p text:style-name="P79">Resources</text:p>
            </text:list-item>
          </text:list>
        </text:list-item>
      </text:list>
      <text:list xml:id="list121205875220987" text:continue-list="list1681984883410782027" text:style-name="L53">
        <text:list-header>
          <text:p text:style-name="P78"/>
        </text:list-header>
        <text:list-item>
          <text:p text:style-name="P78">Achievements:</text:p>
        </text:list-item>
      </text:list>
      <text:list xml:id="list5549992772387033385" text:style-name="L55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21207002393889" text:continue-list="list121205875220987" text:style-name="L53">
        <text:list-header>
          <text:p text:style-name="P78"/>
        </text:list-header>
        <text:list-item>
          <text:p text:style-name="P78">Story:</text:p>
          <text:list>
            <text:list-item>
              <text:p text:style-name="P78">Dibu: Escena d'intercanvi entre animals i un carro</text:p>
            </text:list-item>
            <text:list-item>
              <text:p text:style-name="P78">Contingut: </text:p>
            </text:list-item>
            <text:list-item>
              <text:p text:style-name="P78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094294891222862781" text:style-name="L56">
        <text:list-item>
          <text:p text:style-name="P95">Aconseguir suficient població per destruïr l'altra població</text:p>
          <text:p text:style-name="P81"/>
        </text:list-item>
        <text:list-item>
          <text:p text:style-name="P81">Atributs:</text:p>
          <text:list>
            <text:list-item>
              <text:p text:style-name="P81">Terraform</text:p>
            </text:list-item>
            <text:list-item>
              <text:p text:style-name="P97">Technology</text:p>
            </text:list-item>
            <text:list-item>
              <text:p text:style-name="P95">Warfar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<text:span text:style-name="T31">Reproduction</text:span> <text:span text:style-name="T30">(global)</text:span></text:p>
            </text:list-item>
            <text:list-item>
              <text:p text:style-name="P81">Mobility <text:span text:style-name="T30">(àrea)</text:span>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3606643342516582251" text:style-name="L57">
        <text:list-item>
          <text:list>
            <text:list-item>
              <text:p text:style-name="P98">Mobility</text:p>
            </text:list-item>
            <text:list-item>
              <text:p text:style-name="P96">Population</text:p>
            </text:list-item>
            <text:list-item>
              <text:p text:style-name="P96">Mobility</text:p>
            </text:list-item>
          </text:list>
        </text:list-item>
      </text:list>
      <text:list xml:id="list121207013525327" text:continue-list="list5094294891222862781" text:style-name="L56">
        <text:list-header>
          <text:p text:style-name="P81"/>
        </text:list-header>
        <text:list-item>
          <text:p text:style-name="P81">Achievements:</text:p>
        </text:list-item>
      </text:list>
      <text:list xml:id="list775482629929415059" text:style-name="L58">
        <text:list-item>
          <text:list>
            <text:list-item>
              <text:p text:style-name="P82">?? : Success -&gt; Dibuix</text:p>
            </text:list-item>
            <text:list-item>
              <text:p text:style-name="P82">?? : Perfect -&gt; ??</text:p>
            </text:list-item>
            <text:list-item>
              <text:p text:style-name="P82">??</text:p>
            </text:list-item>
          </text:list>
        </text:list-item>
      </text:list>
      <text:list xml:id="list121206026560635" text:continue-list="list121207013525327" text:style-name="L56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<text:span text:style-name="T31">Escena de guerra</text:span>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509941813146634396" text:style-name="L59">
        <text:list-item>
          <text:p text:style-name="P99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3">Atributs:</text:p>
          <text:list>
            <text:list-item>
              <text:p text:style-name="P83">Reproduction</text:p>
            </text:list-item>
            <text:list-item>
              <text:p text:style-name="P99">Technology</text:p>
            </text:list-item>
            <text:list-item>
              <text:p text:style-name="P99">Resistance</text:p>
            </text:list-item>
          </text:list>
        </text:list-item>
        <text:list-item>
          <text:p text:style-name="P83">Poders:</text:p>
          <text:list>
            <text:list-item>
              <text:p text:style-name="P99">Reproduction</text:p>
            </text:list-item>
            <text:list-item>
              <text:p text:style-name="P83">Mobility <text:span text:style-name="T30">(àrea)</text:span></text:p>
            </text:list-item>
          </text:list>
          <text:p text:style-name="P83"/>
        </text:list-item>
        <text:list-item>
          <text:p text:style-name="P84">Goals:</text:p>
          <text:list>
            <text:list-item>
              <text:p text:style-name="P99">Per eliminar la població:</text:p>
            </text:list-item>
          </text:list>
        </text:list-item>
      </text:list>
      <text:list xml:id="list481362411317389349" text:style-name="L60">
        <text:list-item>
          <text:list>
            <text:list-item>
              <text:p text:style-name="P100">Population (a 0)</text:p>
            </text:list-item>
          </text:list>
        </text:list-item>
      </text:list>
      <text:list xml:id="list121206993948294" text:continue-list="list6509941813146634396" text:style-name="L59">
        <text:list-item>
          <text:list>
            <text:list-item>
              <text:p text:style-name="P99">Per salvar la població:</text:p>
            </text:list-item>
          </text:list>
        </text:list-item>
      </text:list>
      <text:list xml:id="list7091298271425753250" text:style-name="L61">
        <text:list-item>
          <text:p text:style-name="P101">Population</text:p>
        </text:list-item>
        <text:list-item>
          <text:p text:style-name="P101">Dispersal<text:tab/></text:p>
        </text:list-item>
      </text:list>
      <text:list xml:id="list121206083163829" text:continue-list="list121206993948294" text:style-name="L59">
        <text:list-header>
          <text:p text:style-name="P83"/>
        </text:list-header>
        <text:list-item>
          <text:p text:style-name="P83">Achievements:</text:p>
        </text:list-item>
      </text:list>
      <text:list xml:id="list1130977368182681455" text:style-name="L62">
        <text:list-item>
          <text:p text:style-name="P85"><text:span text:style-name="T18">Humans go home!</text:span> : Success -&gt; Dibuix</text:p>
        </text:list-item>
        <text:list-item>
          <text:p text:style-name="P85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5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21206341412180" text:continue-list="list121206083163829" text:style-name="L59">
        <text:list-header>
          <text:p text:style-name="P83"/>
        </text:list-header>
        <text:list-item>
          <text:p text:style-name="P83">Story:</text:p>
          <text:list>
            <text:list-item>
              <text:p text:style-name="P83">Dibu: Fi del culte als Guies, destrucció dels símbols mentre la nau marxa</text:p>
            </text:list-item>
            <text:list-item>
              <text:p text:style-name="P83">Contingut: </text:p>
            </text:list-item>
            <text:list-item>
              <text:p text:style-name="P83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8T12:12:04.850058295</dc:date>
    <dc:creator>Xavier Rubio-Campillo</dc:creator>
    <meta:editing-duration>PT16H12M49S</meta:editing-duration>
    <meta:editing-cycles>61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1" meta:word-count="1756" meta:character-count="8813" meta:non-whitespace-character-count="7916"/>
  </office:meta>
</office:document-meta>
</file>